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688cm" fo:min-width="17.534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6.1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5.85cm"/>
      <style:paragraph-properties style:writing-mode="lr-tb"/>
    </style:style>
    <style:style style:name="gr4" style:family="graphic" style:parent-style-name="standard">
      <style:graphic-properties draw:fill-color="#b2b2b2" draw:opacity="100%" draw:textarea-horizontal-align="justify" draw:textarea-vertical-align="middle" draw:auto-grow-height="false" fo:min-height="0.639cm" fo:min-width="6.104cm"/>
      <style:paragraph-properties style:writing-mode="lr-tb"/>
    </style:style>
    <style:style style:name="gr5" style:family="graphic" style:parent-style-name="standard">
      <style:graphic-properties fo:min-height="0cm" fo:min-width="0cm"/>
      <style:paragraph-properties style:writing-mode="lr-tb"/>
    </style:style>
    <style:style style:name="gr6" style:family="graphic" style:parent-style-name="objectwithoutfill">
      <style:graphic-properties svg:stroke-color="#000000" draw:marker-end="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25cm" fo:min-width="3.81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421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000000" draw:marker-end="Arrow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18cm" fo:min-width="4.19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18cm" fo:min-width="6.94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18cm" fo:min-width="4.70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18cm" fo:min-width="8.512cm"/>
      <style:paragraph-properties style:writing-mode="lr-tb"/>
    </style:style>
    <style:style style:name="gr15" style:family="graphic" style:parent-style-name="objectwithoutfill">
      <style:graphic-properties svg:stroke-color="#000000" draw:marker-start="" draw:marker-end="" draw:fill="none" draw:textarea-vertical-align="middle"/>
    </style:style>
    <style:style style:name="P1" style:family="paragraph">
      <loext:graphic-properties draw:fill-color="#ffffff"/>
      <style:paragraph-properties fo:margin-left="3.81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b2b2b2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11.938cm" svg:x="0.381cm" svg:y="2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0.889cm" svg:x="0.451cm" svg:y="0.889cm">
          <text:p text:style-name="P2">orbit_timestep_gorill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0.889cm" svg:x="1.159cm" svg:y="3.937cm">
          <text:p text:style-name="P2">initialize_const_mo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04cm" svg:height="0.889cm" svg:x="8.734cm" svg:y="2.54cm">
          <text:p text:style-name="P2">pusher_tetra_orbit_m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layer="layout" svg:width="4.519cm" svg:height="0.839cm" svg:x="1.478cm" svg:y="5.418cm">
          <text:p>pusher_tetra_rk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0.706cm" svg:y1="1.78cm" svg:x2="0.706cm" svg:y2="5.959cm">
          <text:p/>
        </draw:line>
        <draw:custom-shape draw:style-name="gr7" draw:text-style-name="P3" draw:layer="layout" svg:width="4.313cm" svg:height="0.775cm" svg:x="1.981cm" svg:y="9.158cm">
          <text:p>integration_step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21cm" svg:height="0.889cm" svg:x="8.763cm" svg:y="0.889cm">
          <text:p text:style-name="P2">find_tetra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7.112cm" svg:y1="1.378cm" svg:x2="8.763cm" svg:y2="1.378cm">
          <text:p/>
        </draw:line>
        <draw:line draw:style-name="gr6" draw:text-style-name="P5" draw:layer="layout" svg:x1="1.163cm" svg:y1="4.318cm" svg:x2="0.706cm" svg:y2="4.318cm">
          <text:p/>
        </draw:line>
        <draw:line draw:style-name="gr6" draw:text-style-name="P5" draw:layer="layout" svg:x1="1.131cm" svg:y1="5.93cm" svg:x2="0.73cm" svg:y2="5.932cm">
          <text:p/>
        </draw:line>
        <draw:line draw:style-name="gr10" draw:text-style-name="P5" draw:layer="layout" svg:x1="7.191cm" svg:y1="5.864cm" svg:x2="6.35cm" svg:y2="5.857cm">
          <text:p/>
        </draw:line>
        <draw:custom-shape draw:style-name="gr5" draw:layer="layout" svg:width="6.103cm" svg:height="0.839cm" svg:x="7.203cm" svg:y="6.639cm">
          <text:p>quad_analytic_appr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layer="layout" svg:width="4.05cm" svg:height="0.839cm" svg:x="13.957cm" svg:y="6.639cm">
          <text:p>analytic_coeff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.284cm" svg:height="0.839cm" svg:x="7.21cm" svg:y="8.009cm">
          <text:p>newton_face_converg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4.699cm" svg:height="0.968cm" svg:x="7.21cm" svg:y="9.377cm">
          <text:p>last_line_defens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7.442cm" svg:height="0.968cm" svg:x="9.622cm" svg:y="10.755cm">
          <text:p>bisection_face_convergenc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202cm" svg:height="0.968cm" svg:x="7.21cm" svg:y="12.126cm">
          <text:p>final_processing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9.012cm" svg:height="0.968cm" svg:x="7.21cm" svg:y="13.544cm">
          <text:p>pusher_handover2neighbour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3.975cm" svg:y1="7.073cm" svg:x2="13.306cm" svg:y2="7.077cm">
          <text:p/>
        </draw:line>
        <draw:line draw:style-name="gr15" draw:text-style-name="P5" draw:layer="layout" svg:x1="6.726cm" svg:y1="14.076cm" svg:x2="6.768cm" svg:y2="5.842cm">
          <text:p/>
        </draw:line>
        <draw:line draw:style-name="gr6" draw:text-style-name="P5" draw:layer="layout" svg:x1="7.215cm" svg:y1="8.435cm" svg:x2="6.752cm" svg:y2="8.435cm">
          <text:p/>
        </draw:line>
        <draw:line draw:style-name="gr6" draw:text-style-name="P5" draw:layer="layout" svg:x1="7.203cm" svg:y1="9.835cm" svg:x2="6.74cm" svg:y2="9.835cm">
          <text:p/>
        </draw:line>
        <draw:line draw:style-name="gr6" draw:text-style-name="P5" draw:layer="layout" svg:x1="7.191cm" svg:y1="12.635cm" svg:x2="6.728cm" svg:y2="12.635cm">
          <text:p/>
        </draw:line>
        <draw:line draw:style-name="gr6" draw:text-style-name="P5" draw:layer="layout" svg:x1="7.179cm" svg:y1="14.051cm" svg:x2="6.716cm" svg:y2="14.051cm">
          <text:p/>
        </draw:line>
        <draw:line draw:style-name="gr6" draw:text-style-name="P5" draw:layer="layout" svg:x1="9.14cm" svg:y1="10.345cm" svg:x2="9.14cm" svg:y2="11.306cm">
          <text:p/>
        </draw:line>
        <draw:line draw:style-name="gr6" draw:text-style-name="P5" draw:layer="layout" svg:x1="9.612cm" svg:y1="11.281cm" svg:x2="9.149cm" svg:y2="11.281cm">
          <text:p/>
        </draw:line>
        <draw:line draw:style-name="gr6" draw:text-style-name="P5" draw:layer="layout" svg:x1="6.294cm" svg:y1="9.588cm" svg:x2="6.724cm" svg:y2="9.588cm">
          <text:p/>
        </draw:line>
        <draw:custom-shape draw:style-name="gr5" draw:layer="layout" svg:width="8.998cm" svg:height="0.839cm" svg:x="7.165cm" svg:y="5.418cm">
          <text:p>initialize_pusher_tetra_orbit_mod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203cm" svg:y1="7.059cm" svg:x2="6.74cm" svg:y2="7.0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fffff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="Arrow" draw:marker-start-width="0.203cm" draw:marker-end="Arrow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81cm" fo:margin-bottom="0.381cm" fo:margin-left="0.381cm" fo:margin-right="0.38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4T11:03:15.846357504</meta:creation-date>
    <dc:date>2020-07-22T17:23:31.698049087</dc:date>
    <meta:editing-duration>PT7H8M7S</meta:editing-duration>
    <meta:editing-cycles>81</meta:editing-cycles>
    <meta:generator>LibreOffice/6.3.5.2$Linux_X86_64 LibreOffice_project/30$Build-2</meta:generator>
    <meta:document-statistic meta:object-count="30"/>
  </office:meta>
</office:document-meta>
</file>